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line-height-at-least="0.1874in"/>
    </style:style>
    <style:style style:name="P2" style:family="paragraph" style:parent-style-name="Standard">
      <style:paragraph-properties style:line-height-at-least="0.1874in"/>
      <style:text-properties fo:color="#333333" style:font-name="Verdana" fo:font-size="9pt"/>
    </style:style>
    <style:style style:name="T1" style:family="text">
      <style:text-properties fo:color="#333333"/>
    </style:style>
    <style:style style:name="T2" style:family="text">
      <style:text-properties fo:color="#333333" style:font-name="Verdana" fo:font-size="9pt"/>
    </style:style>
    <style:style style:name="T3" style:family="text">
      <style:text-properties fo:color="#333333" style:font-name="Verdana" fo:font-size="9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Use the thank you card to tell the givers how you used it. For example: </text:span><text:line-break/><text:line-break/><text:span text:style-name="T2">Dear Terry and Vicky, </text:span><text:line-break/><text:line-break/><text:span text:style-name="T2">Todd and I wanted to thank you greatly for the check you sent for a wedding gift. We are saving to buy a new car, and your gift will help us reach our goal. We can’t wait to take you for a spin around the neighborhood. </text:span><text:line-break/><text:line-break/><text:span text:style-name="T2">Best wishes, </text:span><text:line-break/><text:line-break/><text:span text:style-name="T2">Christine Markham </text:span><text:line-break/><text:line-break/><text:line-break/><text:span text:style-name="T3">A thank you card for an item off of your registry</text:span><text:span text:style-name="T1"> </text:span><text:line-break/><text:line-break/><text:span text:style-name="T2">Dear Jack, </text:span><text:line-break/><text:line-break/><text:span text:style-name="T2">I am writing to thank you for the place setting of china that you so kindly sent for a wedding gift. Todd and I now have a service for eight. I’m sure we’ll use it for years to come. Wedding china is such a thoughtful gift and an instant family heirloom. </text:span><text:line-break/><text:line-break/><text:span text:style-name="T2">Thanks again, </text:span><text:line-break/><text:line-break/><text:span text:style-name="T2">Christine Markham </text:span> </text:p>
      <text:p text:style-name="P2"/>
      <text:p text:style-name="P1"><text:span text:style-name="T3">A thank you card for someone who sent a gift but wasn’t at the wedding</text:span><text:span text:style-name="T1"> </text:span><text:line-break/><text:line-break/><text:span text:style-name="T2">Dear Mr. Jacobs, </text:span><text:line-break/><text:line-break/><text:span text:style-name="T2">Thank you so much for the gold-plated doodad you sent Christine and me as a wedding gift. It was so thoughtful of you! I’m so sorry that you couldn’t attend the wedding – it was romantic and went just as planned. I’d love to get together soon so you can see the pictures! </text:span><text:line-break/><text:line-break/><text:span text:style-name="T2">Best, </text:span><text:line-break/><text:line-break/><text:span text:style-name="T2">Todd Markham </text:span></text:p>
      <text:p text:style-name="Standard"/>
      <text:p text:style-name="Standard"/>
      <text:p text:style-name="Standard">Jeff Stanley – 6 scotch glasses</text:p>
      <text:p text:style-name="Standard">Jeff,</text:p>
      <text:p text:style-name="Standard"/>
      <text:p text:style-name="Standard">Thank you for coming to the wedding and for the scotch glasses! Can't go wrong with the gift of alcohol aids, right? :) Kelly and I would love to have you come visit and enjoy some scotch with us at our new house in Laurel (we can serve other drinks too of course..)</text:p>
      <text:p text:style-name="Standard"/>
      <text:p text:style-name="Standard">Hope you have been well!,</text:p>
      <text:p text:style-name="Standard">Mike</text:p>
      <text:p text:style-name="Standard"/>
      <text:p text:style-name="Standard">Angie and John Martin – 4 denby mugs</text:p>
      <text:p text:style-name="Standard"><text:soft-page-break/>John and Mrs. Martin (or at least that's how I've known you),</text:p>
      <text:p text:style-name="Standard"/>
      <text:p text:style-name="Standard">Thank you both for coming to the wedding, and for the gift of the mugs. Kelly and I both appreciate the support by both of you, and John, for performing the Deacon's liturgical duties at Mass. It certainly helped make a special day even more so. </text:p>
      <text:p text:style-name="Standard"/>
      <text:p text:style-name="Standard"/>
      <text:p text:style-name="Standard">Brian Grubel – Stepladder</text:p>
      <text:p text:style-name="Standard"/>
      <text:p text:style-name="Standard">Brian,</text:p>
      <text:p text:style-name="Standard"/>
      <text:p text:style-name="Standard">I hope you enjoyed your time at Kelly's and my wedding, it was a very special time for us and we are glad that you could come. Thank you for coming and for the stepladder, it has come in handy many times at the new house. </text:p>
      <text:p text:style-name="Standard"/>
      <text:p text:style-name="Standard">We hope you have been well,</text:p>
      <text:p text:style-name="Standard">Mike and Kelly</text:p>
      <text:p text:style-name="Standard"/>
      <text:p text:style-name="Standard"/>
      <text:p text:style-name="Standard">Zach Wilkes – steak Knives</text:p>
      <text:p text:style-name="Standard"/>
      <text:p text:style-name="Standard">Zach! I'm so sorry you couldn't make it to the wedding and I hope you have been doing well since. We'll have to get together soon, perhaps for some steak and scotch here at Kelly's and my new house in Laurel!</text:p>
      <text:p text:style-name="Standard"/>
      <text:p text:style-name="Standard">Thank you so much for the knives, they're awesome. </text:p>
      <text:p text:style-name="Standard"/>
      <text:p text:style-name="Standard">Mike and Kelly</text:p>
      <text:p text:style-name="Standard"/>
      <text:p text:style-name="Standard">Greg and Maureen – Iron and Toaster oven</text:p>
      <text:p text:style-name="Standard"/>
      <text:p text:style-name="Standard">Greg and Maureen,</text:p>
      <text:p text:style-name="Standard">Kelly and I were very happy to have you both come to the wedding. It was a very special time for both of us and we were happy to share it with the both of you.</text:p>
      <text:p text:style-name="Standard"/>
      <text:p text:style-name="Standard"/>
      <text:p text:style-name="Standard">Darby and Susan Smith – Silverware 1 place</text:p>
      <text:p text:style-name="Standard">Walter Garvin – 100</text:p>
      <text:p text:style-name="Standard">Glenn and June – 75</text:p>
      <text:p text:style-name="Standard"/>
      <text:p text:style-name="Standard">Grubels – 200</text:p>
      <text:p text:style-name="Standard"/>
      <text:p text:style-name="Standard">Mr. and Mrs. Grubel,</text:p>
      <text:p text:style-name="Standard"/>
      <text:p text:style-name="Standard">Thank you so much for coming to our wedding and we hope you enjoyed your time there. We were so happy to share such a beautiful day with everyone who could come, and it made it all the more special to share it with good friends and family. Thank you for the check, it certainly helps with the new house and starting our new life together. </text:p>
      <text:p text:style-name="Standard"/>
      <text:p text:style-name="Standard"><text:soft-page-break/></text:p>
      <text:p text:style-name="Standard">Gary and Stephanie Rubeling – 50</text:p>
      <text:p text:style-name="Standard"/>
      <text:p text:style-name="Standard">Mr. and Mrs. Rubeling,</text:p>
      <text:p text:style-name="Standard">Thank you for coming to our wedding and for your gift! It was a very special day for us and we were so happy to share it with such good people! Things are very much put into perspective by events like you have endured with your family recently, and Kelly and I take to heart the strength those around us show. Our prayers are with you and your family, and thank you for being such an example of good family!</text:p>
      <text:p text:style-name="Standard"/>
      <text:p text:style-name="Standard"/>
      <text:p text:style-name="Standard">Terry and Jerry Boncavage – 50</text:p>
      <text:p text:style-name="Standard"/>
      <text:p text:style-name="Standard">Hadro family – 50</text:p>
      <text:p text:style-name="Standard">Roy and Gale Romsburg – 100</text:p>
      <text:p text:style-name="Standard">Bucheitt – 50</text:p>
      <text:p text:style-name="Standard">Sarah and Chris Pigula – 100</text:p>
      <text:p text:style-name="Standard">Beverly Brandt – 35</text:p>
      <text:p text:style-name="Standard">Thomas Garvin – 100</text:p>
      <text:p text:style-name="Standard">Anita and Chuck Gill – Corningwear serving set</text:p>
      <text:p text:style-name="Standard">Billy and Kristy – Crate and Barrel Beer glasse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 </meta:initial-creator>
    <meta:creation-date>2012-09-16T21:35:54</meta:creation-date>
    <dc:date>2012-09-18T23:10:12</dc:date>
    <dc:creator>Mike </dc:creator>
    <meta:editing-duration>PT1H36M30S</meta:editing-duration>
    <meta:editing-cycles>17</meta:editing-cycles>
    <meta:generator>LibreOffice/3.5$Linux_x86 LibreOffice_project/350m1$Build-2</meta:generator>
    <meta:document-statistic meta:table-count="0" meta:image-count="0" meta:object-count="0" meta:page-count="3" meta:paragraph-count="40" meta:word-count="738" meta:character-count="3743" meta:non-whitespace-character-count="3010"/>
  </office:meta>
</office:document-meta>
</file>